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0e654b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436cm" fo:min-width="3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744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54cm" fo:min-width="3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32cm" fo:min-width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087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45cm" fo:min-width="1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61cm" fo:min-width="1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93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161cm" fo:min-width="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032cm" fo:min-width="1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974cm" fo:min-width="1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173cm" fo:min-width="2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196cm" fo:min-width="3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459cm" fo:min-width="2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482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139cm" fo:min-width="0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1.087cm" fo:min-width="0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493cm" svg:height="1.588cm" svg:x="5.258cm" svg:y="1.362cm"><text:p>A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3.52cm" svg:height="1.932cm" svg:x="5.417cm" svg:y="7.235cm"><text:p>Movi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svg:width="3.44cm" svg:height="1.721cm" svg:x="5.629cm" svg:y="11.998cm"><text:p>TV sho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4" draw:style-name="gr4" draw:text-style-name="P1" svg:x1="3.671cm" svg:y1="7.235cm" svg:x2="5.259cm" svg:y2="7.764cm"><text:p/></draw:line><draw:line text:anchor-type="paragraph" draw:z-index="4" draw:name="Shape5" draw:style-name="gr4" draw:text-style-name="P1" svg:x1="8.936cm" svg:y1="7.606cm" svg:x2="10.841cm" svg:y2="6.653cm"><text:p/></draw:line><draw:line text:anchor-type="paragraph" draw:z-index="5" draw:name="Shape6" draw:style-name="gr4" draw:text-style-name="P1" svg:x1="3.671cm" svg:y1="11.654cm" svg:x2="5.629cm" svg:y2="12.263cm"><text:p/></draw:line><draw:line text:anchor-type="paragraph" draw:z-index="6" draw:name="Shape7" draw:style-name="gr4" draw:text-style-name="P1" svg:x1="9.068cm" svg:y1="12.289cm" svg:x2="10.735cm" svg:y2="11.495cm"><text:p/></draw:line><draw:line text:anchor-type="paragraph" draw:z-index="7" draw:name="Shape8" draw:style-name="gr4" draw:text-style-name="P1" svg:x1="3.724cm" svg:y1="1.203cm" svg:x2="5.259cm" svg:y2="1.864cm"><text:p/></draw:line><draw:line text:anchor-type="paragraph" draw:z-index="8" draw:name="Shape9" draw:style-name="gr4" draw:text-style-name="P1" svg:x1="8.751cm" svg:y1="1.705cm" svg:x2="9.889cm" svg:y2="1.52cm"><text:p/></draw:line><draw:custom-shape text:anchor-type="paragraph" draw:z-index="9" draw:name="Shape10" draw:style-name="gr5" draw:text-style-name="P1" svg:width="0.186cm" svg:height="0.186cm" svg:x="9.994cm" svg:y="1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1" draw:style-name="gr4" draw:text-style-name="P1" svg:x1="8.751cm" svg:y1="2.711cm" svg:x2="10.074cm" svg:y2="3.372cm"><text:p/></draw:line><draw:custom-shape text:anchor-type="paragraph" draw:z-index="11" draw:name="Shape12" draw:style-name="gr6" draw:text-style-name="P1" svg:width="0.398cm" svg:height="0.398cm" svg:x="10.074cm" svg:y="3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3" draw:style-name="gr7" draw:text-style-name="P2" svg:width="2.17cm" svg:height="1.535cm" svg:x="1.58cm" svg:y="0.462cm"><text:p><text:span text:style-name="T2">a</text:span><text:span text:style-name="T2">c</text:span><text:span text:style-name="T2">t</text:span><text:span text:style-name="T2">o</text:span><text:span text:style-name="T2">r</text:span><text:span text:style-name="T2">_</text:span><text:span text:style-name="T2">i</text:span><text:span text:style-name="T2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4" draw:style-name="gr8" svg:width="1.985cm" svg:height="1.191cm" svg:x="10.426cm" svg:y="0.831cm"><text:p>movie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10" svg:width="2.17cm" svg:height="1.403cm" svg:x="10.947cm" svg:y="6.362cm"><text:p>acto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7" draw:style-name="gr11" svg:width="2.382cm" svg:height="1.641cm" svg:x="10.709cm" svg:y="11.019cm"><text:p>acto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8" draw:style-name="gr12" draw:text-style-name="P2" svg:width="1.932cm" svg:height="1.456cm" svg:x="1.739cm" svg:y="6.309cm"><text:p><text:span text:style-name="T2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9" draw:style-name="gr13" draw:text-style-name="P2" svg:width="1.906cm" svg:height="1.377cm" svg:x="2.03cm" svg:y="11.098cm"><text:p><text:span text:style-name="T2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5" draw:style-name="gr9" svg:width="2.541cm" svg:height="1.641cm" svg:x="10.47cm" svg:y="3.134cm"><text:p>tv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4" svg:width="3.07cm" svg:height="1.297cm" svg:x="1.157cm" svg:y="18.202cm"><text:p>a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21" draw:style-name="gr15" svg:width="3.255cm" svg:height="1.324cm" svg:x="1.21cm" svg:y="22.461cm"><text:p>a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22" draw:style-name="gr16" svg:width="2.964cm" svg:height="1.615cm" svg:x="12.296cm" svg:y="22.435cm"><text:p>tvsho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23" draw:style-name="gr17" svg:width="3.678cm" svg:height="1.641cm" svg:x="11.873cm" svg:y="18.44cm"><text:p>movi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24" draw:style-name="gr18" svg:width="1.932cm" svg:height="2.276cm" svg:x="7.322cm" svg:y="18.572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4" draw:name="Shape25" draw:style-name="gr19" svg:width="1.879cm" svg:height="2.17cm" svg:x="7.534cm" svg:y="22.303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5" draw:name="Shape26" draw:style-name="gr20" draw:text-style-name="P1" svg:x1="4.226cm" svg:y1="18.995cm" svg:x2="7.322cm" svg:y2="19.683cm"><text:p/></draw:line><draw:line text:anchor-type="paragraph" draw:z-index="26" draw:name="Shape27" draw:style-name="gr20" draw:text-style-name="P1" svg:x1="9.253cm" svg:y1="19.763cm" svg:x2="11.872cm" svg:y2="19.128cm"><text:p/></draw:line><draw:line text:anchor-type="paragraph" draw:z-index="27" draw:name="Shape28" draw:style-name="gr20" draw:text-style-name="P1" svg:x1="4.464cm" svg:y1="23.123cm" svg:x2="7.533cm" svg:y2="23.335cm"><text:p/></draw:line><draw:line text:anchor-type="paragraph" draw:z-index="28" draw:name="Shape29" draw:style-name="gr20" draw:text-style-name="P1" svg:x1="9.412cm" svg:y1="23.361cm" svg:x2="12.296cm" svg:y2="23.14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><draw:line text:anchor-type="paragraph" draw:z-index="29" draw:name="Shape30" draw:style-name="gr20" draw:text-style-name="P1" svg:x1="4.226cm" svg:y1="0.22cm" svg:x2="7.322cm" svg:y2="0.908cm"><text:p/></draw:line><text:tab/><text:tab/><text:tab/><text:tab/><text:tab/><text:span text:style-name="T1">1<text:tab/><text:tab/><text:tab/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0" draw:name="Shape31" draw:style-name="gr20" draw:text-style-name="P1" svg:x1="4.464cm" svg:y1="0.94cm" svg:x2="7.533cm" svg:y2="1.152cm"><text:p/></draw:line><text:tab/><text:tab/><text:tab/><text:tab/><text:tab/><text:tab/><text:span text:style-name="T1">1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37:42.854230810</meta:creation-date>
    <meta:editing-duration>PT2M1S</meta:editing-duration>
    <meta:editing-cycles>2</meta:editing-cycles>
    <meta:generator>LibreOffice/5.3.1.2$Linux_X86_64 LibreOffice_project/30m0$Build-2</meta:generator>
    <dc:date>2017-12-15T14:39:43.219571097</dc:date>
    <meta:document-statistic meta:table-count="0" meta:image-count="0" meta:object-count="0" meta:page-count="1" meta:paragraph-count="3" meta:word-count="4" meta:character-count="23" meta:non-whitespace-character-count="4"/>
  </office:meta>
</office:document-meta>
</file>